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d9820" officeooo:paragraph-rsid="001d9820"/>
    </style:style>
    <style:style style:name="P4" style:family="paragraph" style:parent-style-name="Standard">
      <style:text-properties officeooo:rsid="001d9820" officeooo:paragraph-rsid="002a8a5b"/>
    </style:style>
    <style:style style:name="P5" style:family="paragraph" style:parent-style-name="Standard">
      <style:text-properties officeooo:rsid="001d9820" officeooo:paragraph-rsid="00309790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paragraph-rsid="00331776"/>
    </style:style>
    <style:style style:name="P9" style:family="paragraph" style:parent-style-name="Heading_20_2">
      <style:text-properties fo:font-size="14pt" style:font-size-asian="14pt" style:font-size-complex="14pt"/>
    </style:style>
    <style:style style:name="P10" style:family="paragraph" style:parent-style-name="Heading_20_2">
      <style:text-properties fo:font-size="14pt" officeooo:paragraph-rsid="002d9d8d" style:font-size-asian="14pt" style:font-size-complex="14pt"/>
    </style:style>
    <style:style style:name="P11" style:family="paragraph" style:parent-style-name="Heading_20_2">
      <style:text-properties fo:font-size="14pt" officeooo:paragraph-rsid="00309790" style:font-size-asian="14pt" style:font-size-complex="14pt"/>
    </style:style>
    <style:style style:name="P12" style:family="paragraph" style:parent-style-name="Heading_20_2">
      <style:text-properties fo:font-size="14pt" officeooo:paragraph-rsid="00331776" style:font-size-asian="14pt" style:font-size-complex="14pt"/>
    </style:style>
    <style:style style:name="P13" style:family="paragraph" style:parent-style-name="Standard">
      <style:text-properties officeooo:rsid="001d9820" officeooo:paragraph-rsid="00309790"/>
    </style:style>
    <style:style style:name="P14" style:family="paragraph" style:parent-style-name="Standard">
      <style:text-properties officeooo:rsid="001d9820" officeooo:paragraph-rsid="001d9820"/>
    </style:style>
    <style:style style:name="P15" style:family="paragraph" style:parent-style-name="Standard">
      <style:text-properties officeooo:rsid="001d9820" officeooo:paragraph-rsid="00331776"/>
    </style:style>
    <style:style style:name="P16" style:family="paragraph" style:parent-style-name="Standard">
      <style:text-properties fo:font-weight="normal" officeooo:rsid="001d9820" officeooo:paragraph-rsid="00309790" style:font-weight-asian="normal" style:font-weight-complex="normal"/>
    </style:style>
    <style:style style:name="P17" style:family="paragraph" style:parent-style-name="Standard">
      <style:text-properties fo:language="en" fo:country="US" officeooo:rsid="0036a689" officeooo:paragraph-rsid="0036a689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fo:font-weight="bold" officeooo:rsid="003581cf" style:font-weight-asian="bold" style:font-weight-complex="bold"/>
    </style:style>
    <style:style style:name="T5" style:family="text">
      <style:text-properties officeooo:rsid="0022ab8b"/>
    </style:style>
    <style:style style:name="T6" style:family="text">
      <style:text-properties officeooo:rsid="002d9d8d"/>
    </style:style>
    <style:style style:name="T7" style:family="text">
      <style:text-properties officeooo:rsid="00309790"/>
    </style:style>
    <style:style style:name="T8" style:family="text">
      <style:text-properties officeooo:rsid="003581cf"/>
    </style:style>
    <style:style style:name="T9" style:family="text">
      <style:text-properties fo:font-weight="normal" officeooo:rsid="003581cf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1_36370224" text:style-name="Index_20_Link" text:visited-style-name="Index_20_Link">React Fundamentals<text:tab/>2</text:a></text:p>
          <text:p text:style-name="P7"><text:a xlink:type="simple" xlink:href="#__RefHeading___Toc3_36370224" text:style-name="Index_20_Link" text:visited-style-name="Index_20_Link">Section 1: React Elements<text:tab/>2</text:a></text:p>
          <text:p text:style-name="P7"><text:a xlink:type="simple" xlink:href="#__RefHeading___Toc3_36370224%20Copy%201" text:style-name="Index_20_Link" text:visited-style-name="Index_20_Link">Section 2: React Forms and Lists<text:tab/>2</text:a></text:p>
          <text:p text:style-name="P7"><text:a xlink:type="simple" xlink:href="#__RefHeading___Toc3_36370224%20Copy%201%20Copy%201" text:style-name="Index_20_Link" text:visited-style-name="Index_20_Link">Section 3: React Router<text:tab/>2</text:a></text:p>
          <text:p text:style-name="P6"><text:a xlink:type="simple" xlink:href="#__RefHeading___Toc1_36370224%20Copy%201" text:style-name="Index_20_Link" text:visited-style-name="Index_20_Link">The Ultimate React Course 2024: React, Redux &amp; More<text:tab/>2</text:a></text:p>
          <text:p text:style-name="P7"><text:a xlink:type="simple" xlink:href="#__RefHeading___Toc3_36370224%20Copy%202" text:style-name="Index_20_Link" text:visited-style-name="Index_20_Link">Section 1: Welcome, Welcome, Welcome!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1" text:outline-level="1"><text:bookmark-start text:name="__RefHeading___Toc1_36370224"/>React Fundamentals<text:bookmark-end text:name="__RefHeading___Toc1_36370224"/></text:h>
      <text:h text:style-name="P9" text:outline-level="2"><text:bookmark-start text:name="__RefHeading___Toc3_36370224"/>Section 1: React Elements<text:bookmark-end text:name="__RefHeading___Toc3_36370224"/></text:h>
      <text:p text:style-name="P3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5">then cd to the tv-series-app and run the command </text:span><text:span text:style-name="T3">npm start</text:span></text:p>
      <text:p text:style-name="P4"/>
      <text:h text:style-name="P10" text:outline-level="2"><text:bookmark-start text:name="__RefHeading___Toc3_36370224 Copy 1"/>Section <text:span text:style-name="T6">2</text:span>: React <text:span text:style-name="T6">Forms and Lists</text:span><text:bookmark-end text:name="__RefHeading___Toc3_36370224 Copy 1"/></text:h>
      <text:p text:style-name="P3">npm install whatwg-fetch --save</text:p>
      <text:p text:style-name="P3"/>
      <text:h text:style-name="P11" text:outline-level="2"><text:bookmark-start text:name="__RefHeading___Toc3_36370224 Copy 1 Copy 1"/>Section <text:span text:style-name="T7">3</text:span>: React <text:span text:style-name="T7">Router</text:span><text:bookmark-end text:name="__RefHeading___Toc3_36370224 Copy 1 Copy 1"/></text:h>
      <text:p text:style-name="P5">npm install <text:span text:style-name="T7">react-router --save</text:span></text:p>
      <text:p text:style-name="P5"/>
      <text:p text:style-name="P5"/>
      <text:p text:style-name="P5"/>
      <text:p text:style-name="P5"/>
      <text:h text:style-name="P8" text:outline-level="1"><text:bookmark-start text:name="__RefHeading___Toc1_36370224 Copy 1"/>The Ultimate React Course 2024: React, Redux &amp; More<text:bookmark-end text:name="__RefHeading___Toc1_36370224 Copy 1"/></text:h>
      <text:h text:style-name="P12" text:outline-level="2"><text:bookmark-start text:name="__RefHeading___Toc3_36370224 Copy 2"/>Section 1: <text:span text:style-name="T8">Welcome, Welcome, Welcome!</text:span><text:bookmark-end text:name="__RefHeading___Toc3_36370224 Copy 2"/></text:h>
      <text:p text:style-name="P15"><text:span text:style-name="T8">Building Our First React App! = </text:span><text:span text:style-name="T9">I made the file with the code from the CodeSandbox </text:span></text:p>
      <text:p text:style-name="P16"/>
      <text:p text:style-name="P17">GitHub link → <text:a xlink:type="simple" xlink:href="https://github.com/jonasschmedtmann/ultimate-react-course" text:style-name="Internet_20_link" text:visited-style-name="Visited_20_Internet_20_Link">https://github.com/jonasschmedtmann/ultimate-react-course</text:a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7T10:40:31.866000000</dc:date>
    <meta:editing-duration>PT57M51S</meta:editing-duration>
    <meta:editing-cycles>18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18" meta:word-count="128" meta:character-count="812" meta:non-whitespace-character-count="702"/>
  </office:meta>
</office:document-meta>
</file>